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58295" officeooo:paragraph-rsid="01e7e9f2"/>
    </style:style>
    <style:style style:name="P5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069e7"/>
    </style:style>
    <style:style style:name="T6" style:family="text">
      <style:text-properties officeooo:rsid="01e9c10f"/>
    </style:style>
    <style:style style:name="T7" style:family="text">
      <style:text-properties officeooo:rsid="01ed9a88"/>
    </style:style>
    <style:style style:name="T8" style:family="text">
      <style:text-properties officeooo:rsid="01ee649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Exchanging public key pairs is often an involved process. In order to simplify <text:span text:style-name="T6">the procedure</text:span>, Smoke implements <text:span text:style-name="T5">the pseudorandom function SipHash. The function generates outputs of 8 bytes (16 characters hexadecimal) which are easily memorized and/or distributed via other communications applications.</text:span></text:p>
      <text:p text:style-name="P5">The transport keys which are generated from SipHash <text:span text:style-name="T8">identities</text:span> may then be used for exchanging public-key data <text:span text:style-name="T7">via the Echo Public Key Share (EPKS) protocol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6T20:07:41.908996947</dc:date>
    <meta:editing-duration>P2DT9H50M12S</meta:editing-duration>
    <meta:editing-cycles>611</meta:editing-cycles>
    <meta:generator>LibreOffice/5.1.6.2$Linux_X86_64 LibreOffice_project/10m0$Build-2</meta:generator>
    <meta:document-statistic meta:table-count="0" meta:image-count="0" meta:object-count="0" meta:page-count="3" meta:paragraph-count="8" meta:word-count="108" meta:character-count="801" meta:non-whitespace-character-count="701"/>
  </office:meta>
</office:document-meta>
</file>